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fo:break-before="page" table:align="left"/>
    </style:style>
    <style:style style:name="Table1.A" style:family="table-column">
      <style:table-column-properties style:column-width="0.2549in"/>
    </style:style>
    <style:style style:name="Table1.B" style:family="table-column">
      <style:table-column-properties style:column-width="1.1167in"/>
    </style:style>
    <style:style style:name="Table1.C" style:family="table-column">
      <style:table-column-properties style:column-width="2.7521in"/>
    </style:style>
    <style:style style:name="Table1.D" style:family="table-column">
      <style:table-column-properties style:column-width="0.5035in"/>
    </style:style>
    <style:style style:name="Table1.E" style:family="table-column">
      <style:table-column-properties style:column-width="0.5639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9986in"/>
    </style:style>
    <style:style style:name="Table1.H" style:family="table-column">
      <style:table-column-properties style:column-width="0.425in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67083" officeooo:paragraph-rsid="00167083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167083" officeooo:paragraph-rsid="00167083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167083" officeooo:paragraph-rsid="001f5fe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1da952" officeooo:paragraph-rsid="001da952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rsid="00525117" officeooo:paragraph-rsid="0052511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55aadc" officeooo:paragraph-rsid="0055aadc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1c962e" officeooo:paragraph-rsid="001c962e" style:font-size-asian="11pt" style:font-size-complex="11pt"/>
    </style:style>
    <style:style style:name="P9" style:family="paragraph" style:parent-style-name="Table_20_Contents">
      <style:text-properties fo:font-size="11pt" officeooo:rsid="001c962e" officeooo:paragraph-rsid="001c962e" style:font-size-asian="11pt" style:font-size-complex="11pt"/>
    </style:style>
    <style:style style:name="P10" style:family="paragraph" style:parent-style-name="Table_20_Contents">
      <style:text-properties fo:font-size="11pt" officeooo:rsid="00167083" officeooo:paragraph-rsid="00167083" style:font-size-asian="11pt" style:font-size-complex="11pt"/>
    </style:style>
    <style:style style:name="P11" style:family="paragraph" style:parent-style-name="Table_20_Contents">
      <style:text-properties fo:font-size="11pt" officeooo:rsid="00167083" officeooo:paragraph-rsid="001c962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167083" officeooo:paragraph-rsid="00167083" style:font-size-asian="11pt" style:font-size-complex="11pt"/>
    </style:style>
    <style:style style:name="P13" style:family="paragraph" style:parent-style-name="Table_20_Contents">
      <style:text-properties fo:font-size="11pt" officeooo:rsid="00167083" officeooo:paragraph-rsid="0022221b" style:font-size-asian="11pt" style:font-size-complex="11pt"/>
    </style:style>
    <style:style style:name="P14" style:family="paragraph" style:parent-style-name="Table_20_Contents">
      <style:text-properties fo:font-size="11pt" officeooo:rsid="00167083" officeooo:paragraph-rsid="002356b7" style:font-size-asian="11pt" style:font-size-complex="11pt"/>
    </style:style>
    <style:style style:name="P15" style:family="paragraph" style:parent-style-name="Table_20_Contents">
      <style:text-properties fo:font-size="11pt" officeooo:rsid="0016f260" officeooo:paragraph-rsid="0016f260" style:font-size-asian="11pt" style:font-size-complex="11pt"/>
    </style:style>
    <style:style style:name="P16" style:family="paragraph" style:parent-style-name="Table_20_Contents">
      <style:text-properties fo:font-size="11pt" officeooo:rsid="0016f260" officeooo:paragraph-rsid="001bb82b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16f260" officeooo:paragraph-rsid="0016f260" style:font-size-asian="11pt" style:font-size-complex="11pt"/>
    </style:style>
    <style:style style:name="P18" style:family="paragraph" style:parent-style-name="Table_20_Contents">
      <style:text-properties fo:font-size="11pt" officeooo:rsid="0018f242" officeooo:paragraph-rsid="0018f242" style:font-size-asian="11pt" style:font-size-complex="11pt"/>
    </style:style>
    <style:style style:name="P19" style:family="paragraph" style:parent-style-name="Table_20_Contents">
      <style:text-properties fo:font-size="11pt" officeooo:rsid="001a2f19" officeooo:paragraph-rsid="001a2f19" style:font-size-asian="11pt" style:font-size-complex="11pt"/>
    </style:style>
    <style:style style:name="P20" style:family="paragraph" style:parent-style-name="Table_20_Contents">
      <style:text-properties fo:font-size="11pt" officeooo:rsid="001a2f19" officeooo:paragraph-rsid="001c962e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1da952" officeooo:paragraph-rsid="001da952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2356b7" officeooo:paragraph-rsid="002356b7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2628cd" officeooo:paragraph-rsid="002628cd" style:font-size-asian="11pt" style:font-size-complex="11pt"/>
    </style:style>
    <style:style style:name="P25" style:family="paragraph" style:parent-style-name="Table_20_Contents">
      <style:text-properties fo:font-size="11pt" officeooo:rsid="002628cd" officeooo:paragraph-rsid="002628cd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2ef34b" officeooo:paragraph-rsid="002ef34b" style:font-size-asian="11pt" style:font-size-complex="11pt"/>
    </style:style>
    <style:style style:name="P27" style:family="paragraph" style:parent-style-name="Table_20_Contents">
      <style:text-properties fo:font-size="11pt" officeooo:rsid="0036dc7b" officeooo:paragraph-rsid="0036dc7b" style:font-size-asian="11pt" style:font-size-complex="11pt"/>
    </style:style>
    <style:style style:name="P28" style:family="paragraph" style:parent-style-name="Table_20_Contents">
      <style:text-properties fo:font-size="11pt" officeooo:rsid="00391f62" officeooo:paragraph-rsid="00391f62" style:font-size-asian="11pt" style:font-size-complex="11pt"/>
    </style:style>
    <style:style style:name="P29" style:family="paragraph" style:parent-style-name="Table_20_Contents">
      <style:text-properties fo:font-size="11pt" officeooo:rsid="003a4cf0" officeooo:paragraph-rsid="003a4cf0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4599c5" officeooo:paragraph-rsid="004599c5" style:font-size-asian="11pt" style:font-size-complex="11pt"/>
    </style:style>
    <style:style style:name="P31" style:family="paragraph" style:parent-style-name="Table_20_Contents">
      <style:text-properties fo:font-size="11pt" officeooo:rsid="004599c5" officeooo:paragraph-rsid="004599c5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51646c" officeooo:paragraph-rsid="0051646c" style:font-size-asian="11pt" style:font-size-complex="11pt"/>
    </style:style>
    <style:style style:name="P33" style:family="paragraph" style:parent-style-name="Table_20_Contents">
      <style:text-properties fo:font-size="11pt" fo:font-weight="bold" officeooo:rsid="0016f260" officeooo:paragraph-rsid="0016f260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1c962e" style:font-name-asian="Liberation Serif1" style:font-size-asian="11pt" style:font-weight-asian="bold" style:font-name-complex="Liberation Serif1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1bb82b" style:font-name-asian="Liberation Serif1" style:font-size-asian="11pt" style:font-weight-asian="bold" style:font-name-complex="Liberation Serif1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1da952" style:font-name-asian="Liberation Serif1" style:font-size-asian="11pt" style:font-weight-asian="bold" style:font-name-complex="Liberation Serif1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22221b" style:font-name-asian="Liberation Serif1" style:font-size-asian="11pt" style:font-weight-asian="bold" style:font-name-complex="Liberation Serif1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2356b7" style:font-name-asian="Liberation Serif1" style:font-size-asian="11pt" style:font-weight-asian="bold" style:font-name-complex="Liberation Serif1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2628cd" style:font-name-asian="Liberation Serif1" style:font-size-asian="11pt" style:font-weight-asian="bold" style:font-name-complex="Liberation Serif1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27cff9" style:font-name-asian="Liberation Serif1" style:font-size-asian="11pt" style:font-weight-asian="bold" style:font-name-complex="Liberation Serif1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2ef34b" style:font-name-asian="Liberation Serif1" style:font-size-asian="11pt" style:font-weight-asian="bold" style:font-name-complex="Liberation Serif1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303112" style:font-name-asian="Liberation Serif1" style:font-size-asian="11pt" style:font-weight-asian="bold" style:font-name-complex="Liberation Serif1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34e76b" style:font-name-asian="Liberation Serif1" style:font-size-asian="11pt" style:font-weight-asian="bold" style:font-name-complex="Liberation Serif1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3b40fd" style:font-name-asian="Liberation Serif1" style:font-size-asian="11pt" style:font-weight-asian="bold" style:font-name-complex="Liberation Serif1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43a0b4" style:font-name-asian="Liberation Serif1" style:font-size-asian="11pt" style:font-weight-asian="bold" style:font-name-complex="Liberation Serif1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4873db" style:font-name-asian="Liberation Serif1" style:font-size-asian="11pt" style:font-weight-asian="bold" style:font-name-complex="Liberation Serif1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498660" style:font-name-asian="Liberation Serif1" style:font-size-asian="11pt" style:font-weight-asian="bold" style:font-name-complex="Liberation Serif1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4e713c" style:font-name-asian="Liberation Serif1" style:font-size-asian="11pt" style:font-weight-asian="bold" style:font-name-complex="Liberation Serif1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500641" style:font-name-asian="Liberation Serif1" style:font-size-asian="11pt" style:font-weight-asian="bold" style:font-name-complex="Liberation Serif1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1" fo:font-size="11pt" fo:font-weight="bold" officeooo:rsid="001bb82b" officeooo:paragraph-rsid="0051646c" style:font-name-asian="Liberation Serif1" style:font-size-asian="11pt" style:font-weight-asian="bold" style:font-name-complex="Liberation Serif1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01da952" officeooo:paragraph-rsid="001da952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3bf528" officeooo:paragraph-rsid="003bf528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498660" officeooo:paragraph-rsid="001da952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498660" officeooo:paragraph-rsid="00498660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4cb3fe" officeooo:paragraph-rsid="004cb3fe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4cb3fe" officeooo:paragraph-rsid="004e713c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04e713c" officeooo:paragraph-rsid="004e713c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051646c" officeooo:paragraph-rsid="0051646c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fo:font-size="9pt" officeooo:rsid="00359842" officeooo:paragraph-rsid="00359842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fo:font-size="9pt" officeooo:rsid="00359842" officeooo:paragraph-rsid="003fda56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fo:font-size="9pt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fo:font-size="9pt" officeooo:rsid="00303112" officeooo:paragraph-rsid="00359842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fo:font-size="9pt" officeooo:rsid="0040dda9" officeooo:paragraph-rsid="0040dda9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fo:font-size="9pt" officeooo:rsid="003fda56" officeooo:paragraph-rsid="003fda56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fo:font-size="9pt" officeooo:rsid="0043a0b4" officeooo:paragraph-rsid="0043a0b4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fo:font-size="9pt" officeooo:rsid="0043a0b4" officeooo:paragraph-rsid="00540f64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fo:font-size="9pt" officeooo:rsid="00498660" officeooo:paragraph-rsid="00498660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fo:font-size="9pt" officeooo:rsid="00498660" officeooo:paragraph-rsid="004cb3fe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fo:font-size="9pt" officeooo:rsid="004cb3fe" officeooo:paragraph-rsid="004cb3fe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fo:font-size="9pt" officeooo:rsid="004fddc4" officeooo:paragraph-rsid="004fddc4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fo:font-size="9pt" officeooo:rsid="00500641" officeooo:paragraph-rsid="00500641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fo:font-size="9pt" officeooo:rsid="0051646c" officeooo:paragraph-rsid="0051646c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fo:font-size="9pt" officeooo:rsid="0058691d" officeooo:paragraph-rsid="0058691d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font-name="Liberation Serif1" fo:font-size="9pt" fo:font-weight="normal" officeooo:rsid="0051646c" officeooo:paragraph-rsid="0051646c" style:font-name-asian="Liberation Serif1" style:font-size-asian="9pt" style:font-weight-asian="normal" style:font-name-complex="Liberation Serif1" style:font-size-complex="9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color="#800000" style:font-name="Liberation Serif1" fo:font-size="11pt" fo:font-weight="bold" officeooo:rsid="001bb82b" officeooo:paragraph-rsid="004e713c" style:font-name-asian="Liberation Serif1" style:font-size-asian="11pt" style:font-weight-asian="bold" style:font-name-complex="Liberation Serif1" style:font-size-complex="11pt" style:font-weight-complex="bold"/>
    </style:style>
    <style:style style:name="P77" style:family="paragraph" style:parent-style-name="Standard">
      <style:text-properties officeooo:rsid="00331a81" officeooo:paragraph-rsid="00331a81"/>
    </style:style>
    <style:style style:name="T1" style:family="text">
      <style:text-properties officeooo:rsid="001bb82b"/>
    </style:style>
    <style:style style:name="T2" style:family="text">
      <style:text-properties officeooo:rsid="001da952"/>
    </style:style>
    <style:style style:name="T3" style:family="text">
      <style:text-properties officeooo:rsid="0036dc7b"/>
    </style:style>
    <style:style style:name="T4" style:family="text">
      <style:text-properties officeooo:rsid="00386058"/>
    </style:style>
    <style:style style:name="T5" style:family="text">
      <style:text-properties officeooo:rsid="00391f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art Name</text:p>
          </table:table-cell>
          <table:table-cell table:style-name="Table1.A1" office:value-type="string">
            <text:p text:style-name="P2">Modifications Made</text:p>
          </table:table-cell>
          <table:table-cell table:style-name="Table1.A1" office:value-type="string">
            <text:p text:style-name="P2">R &amp; D Tested</text:p>
          </table:table-cell>
          <table:table-cell table:style-name="Table1.A1" office:value-type="string">
            <text:p text:style-name="P3">Cluster</text:p>
            <text:p text:style-name="P3">Tested</text:p>
          </table:table-cell>
          <table:table-cell table:style-name="Table1.A1" office:value-type="string">
            <text:p text:style-name="P4">Qty</text:p>
          </table:table-cell>
          <table:table-cell table:style-name="Table1.A1" office:value-type="string">
            <text:p text:style-name="P6">Changes needed</text:p>
          </table:table-cell>
          <table:table-cell table:style-name="Table1.H1" office:value-type="string">
            <text:p text:style-name="P5">Print Time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0">Y Corner Left</text:p>
          </table:table-cell>
          <table:table-cell table:style-name="Table1.A2" office:value-type="string">
            <text:p text:style-name="P15">Modified Rod Hole Size, re-added holes to sides for attachment, <text:span text:style-name="T1">added recess for easier foot assembly</text:span></text:p>
          </table:table-cell>
          <table:table-cell table:style-name="Table1.A2" office:value-type="string">
            <text:p text:style-name="P34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68"/>
          </table:table-cell>
          <table:table-cell table:style-name="Table1.H2" office:value-type="string">
            <text:p text:style-name="P58">t1.4</text:p>
            <text:p text:style-name="P58">m1.6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0">Y Corner Right</text:p>
          </table:table-cell>
          <table:table-cell table:style-name="Table1.A2" office:value-type="string">
            <text:p text:style-name="P16">Modified Rod Hole Size, re-added holes to sides for attachment, <text:span text:style-name="T1">added recess for easier foot assembly</text:span></text:p>
          </table:table-cell>
          <table:table-cell table:style-name="Table1.A2" office:value-type="string">
            <text:p text:style-name="P34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68"/>
          </table:table-cell>
          <table:table-cell table:style-name="Table1.H2" office:value-type="string">
            <text:p text:style-name="P58">t1.4</text:p>
            <text:p text:style-name="P58">m1.6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0">Bed Mount Table</text:p>
          </table:table-cell>
          <table:table-cell table:style-name="Table1.A2" office:value-type="string">
            <text:p text:style-name="P18">Increased Gap Mating to Bed Mount Chassis by 1mm</text:p>
          </table:table-cell>
          <table:table-cell table:style-name="Table1.A2" office:value-type="string">
            <text:p text:style-name="P34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61"/>
          </table:table-cell>
          <table:table-cell table:style-name="Table1.H2" office:value-type="string">
            <text:p text:style-name="P55">t-2.6</text:p>
            <text:p text:style-name="P55">m3.0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10">Bed Mount Chassis</text:p>
          </table:table-cell>
          <table:table-cell table:style-name="Table1.A2" office:value-type="string">
            <text:p text:style-name="P18">Decrease boss/guide into extrusion</text:p>
          </table:table-cell>
          <table:table-cell table:style-name="Table1.A2" office:value-type="string">
            <text:p text:style-name="P34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5">t2.4</text:p>
            <text:p text:style-name="P55">m3.0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10">Feed Tube Spinner</text:p>
          </table:table-cell>
          <table:table-cell table:style-name="Table1.A2" office:value-type="string">
            <text:p text:style-name="P19">Should be good to go</text:p>
          </table:table-cell>
          <table:table-cell table:style-name="Table1.A2" office:value-type="string">
            <text:p text:style-name="P35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1"/>
          </table:table-cell>
          <table:table-cell table:style-name="Table1.H2" office:value-type="string">
            <text:p text:style-name="P55">t1.6</text:p>
            <text:p text:style-name="P55">m2.2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10">Y Motor Mount</text:p>
          </table:table-cell>
          <table:table-cell table:style-name="Table1.A2" office:value-type="string">
            <text:p text:style-name="P19">Should be good to go</text:p>
          </table:table-cell>
          <table:table-cell table:style-name="Table1.A2" office:value-type="string">
            <text:p text:style-name="P34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1"/>
          </table:table-cell>
          <table:table-cell table:style-name="Table1.H2" office:value-type="string">
            <text:p text:style-name="P55">t1.3</text:p>
            <text:p text:style-name="P55">m1.5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11">Wiper Mount</text:p>
          </table:table-cell>
          <table:table-cell table:style-name="Table1.A2" office:value-type="string">
            <text:p text:style-name="P20">Should be good to go</text:p>
          </table:table-cell>
          <table:table-cell table:style-name="Table1.A2" office:value-type="string">
            <text:p text:style-name="P34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5">t1.7</text:p>
            <text:p text:style-name="P55">m1.8</text:p>
            <text:p text:style-name="P55"/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10">Y Belt Mount</text:p>
          </table:table-cell>
          <table:table-cell table:style-name="Table1.A2" office:value-type="string">
            <text:p text:style-name="P19">Tabs built up to reduce likelihood of breaking</text:p>
          </table:table-cell>
          <table:table-cell table:style-name="Table1.A2" office:value-type="string">
            <text:p text:style-name="P39">√</text:p>
          </table:table-cell>
          <table:table-cell table:style-name="Table1.A2" office:value-type="string">
            <text:p text:style-name="P50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73">need changes to M2 insert holes</text:p>
            <text:p text:style-name="P73"/>
          </table:table-cell>
          <table:table-cell table:style-name="Table1.H2" office:value-type="string">
            <text:p text:style-name="P59">t2.3</text:p>
            <text:p text:style-name="P59">m2.2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10">Spool Arm</text:p>
          </table:table-cell>
          <table:table-cell table:style-name="Table1.A2" office:value-type="string">
            <text:p text:style-name="P19">Should be good to go</text:p>
          </table:table-cell>
          <table:table-cell table:style-name="Table1.A2" office:value-type="string">
            <text:p text:style-name="P35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5">t1.5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15">Bearing Holder, Bed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65"/>
          </table:table-cell>
          <table:table-cell table:style-name="Table1.H2" office:value-type="string">
            <text:p text:style-name="P58">t0.9</text:p>
            <text:p text:style-name="P58">m1.4</text:p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10">X Carriage</text:p>
          </table:table-cell>
          <table:table-cell table:style-name="Table1.A2" office:value-type="string">
            <text:p text:style-name="P19">Should be good to go, <text:span text:style-name="T5">lines added</text:span>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47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6"/>
          </table:table-cell>
          <table:table-cell table:style-name="Table1.H2" office:value-type="string">
            <text:p text:style-name="P55">t2.2</text:p>
            <text:p text:style-name="P55">m2.5</text:p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10">Z Upper </text:p>
          </table:table-cell>
          <table:table-cell table:style-name="Table1.A2" office:value-type="string">
            <text:p text:style-name="P9">Modified height of bearing boss and id for easier press in, increase hole size for rod insertion</text:p>
          </table:table-cell>
          <table:table-cell table:style-name="Table1.A2" office:value-type="string">
            <text:p text:style-name="P44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68"/>
          </table:table-cell>
          <table:table-cell table:style-name="Table1.H2" office:value-type="string">
            <text:p text:style-name="P58">t2.1</text:p>
          </table:table-cell>
        </table:table-row>
        <table:table-row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14">Dual Fan Hextruder Mount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8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1"/>
          </table:table-cell>
          <table:table-cell table:style-name="Table1.H2" office:value-type="string">
            <text:p text:style-name="P54">t2.3</text:p>
            <text:p text:style-name="P55">m2.6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14">Bed Corne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8">√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64">R&amp;D testing</text:p>
          </table:table-cell>
          <table:table-cell table:style-name="Table1.H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10"><text:span text:style-name="T3">Tippy </text:span>Feed Tube Holder</text:p>
          </table:table-cell>
          <table:table-cell table:style-name="Table1.A2" office:value-type="string">
            <text:p text:style-name="P27">Mirroring for space, <text:span text:style-name="T4">0.5m is correct file</text:span></text:p>
          </table:table-cell>
          <table:table-cell table:style-name="Table1.A2" office:value-type="string">
            <text:p text:style-name="P39">√</text:p>
          </table:table-cell>
          <table:table-cell table:style-name="Table1.A2" office:value-type="string">
            <text:p text:style-name="P76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8"/>
          </table:table-cell>
          <table:table-cell table:style-name="Table1.H2" office:value-type="string">
            <text:p text:style-name="P58">t1.0</text:p>
            <text:p text:style-name="P58">m1.5</text:p>
          </table:table-cell>
        </table:table-row>
        <table:table-row>
          <table:table-cell table:style-name="Table1.A2" office:value-type="string">
            <text:p text:style-name="P21">16</text:p>
          </table:table-cell>
          <table:table-cell table:style-name="Table1.A2" office:value-type="string">
            <text:p text:style-name="P10">Z Carriage Motor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1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6">cone fix for Olive</text:p>
            <text:p text:style-name="P66"/>
          </table:table-cell>
          <table:table-cell table:style-name="Table1.H2" office:value-type="string">
            <text:p text:style-name="P56">t3.4</text:p>
            <text:p text:style-name="P56">m3.0</text:p>
          </table:table-cell>
        </table:table-row>
        <table:table-row>
          <table:table-cell table:style-name="Table1.A2" office:value-type="string">
            <text:p text:style-name="P12">1<text:span text:style-name="T2">7</text:span></text:p>
          </table:table-cell>
          <table:table-cell table:style-name="Table1.A2" office:value-type="string">
            <text:p text:style-name="P10">Z Carriage Idler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1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7">cone fix for Olive</text:p>
            <text:p text:style-name="P67"/>
          </table:table-cell>
          <table:table-cell table:style-name="Table1.H2" office:value-type="string">
            <text:p text:style-name="P56">t2.9</text:p>
            <text:p text:style-name="P56">m2.7</text:p>
          </table:table-cell>
        </table:table-row>
        <table:table-row>
          <table:table-cell table:style-name="Table1.A2" office:value-type="string">
            <text:p text:style-name="P12">1<text:span text:style-name="T2">8</text:span></text:p>
          </table:table-cell>
          <table:table-cell table:style-name="Table1.A2" office:value-type="string">
            <text:p text:style-name="P10">Z Lower Left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1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9"><text:tab/><text:tab/></text:p>
          </table:table-cell>
          <table:table-cell table:style-name="Table1.H2" office:value-type="string">
            <text:p text:style-name="P58">t2.8</text:p>
          </table:table-cell>
        </table:table-row>
        <table:table-row>
          <table:table-cell table:style-name="Table1.A2" office:value-type="string">
            <text:p text:style-name="P12">1<text:span text:style-name="T2">9</text:span></text:p>
          </table:table-cell>
          <table:table-cell table:style-name="Table1.A2" office:value-type="string">
            <text:p text:style-name="P10">Z Lower Righ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1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70"/>
          </table:table-cell>
          <table:table-cell table:style-name="Table1.H2" office:value-type="string">
            <text:p text:style-name="P58">t2.8</text:p>
          </table:table-cell>
        </table:table-row>
        <table:table-row>
          <table:table-cell table:style-name="Table1.A2" office:value-type="string">
            <text:p text:style-name="P21">20</text:p>
          </table:table-cell>
          <table:table-cell table:style-name="Table1.A2" office:value-type="string">
            <text:p text:style-name="P10">Z Min Switch Moun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9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6">m2.4</text:p>
          </table:table-cell>
        </table:table-row>
        <table:table-row>
          <table:table-cell table:style-name="Table1.A2" office:value-type="string">
            <text:p text:style-name="P21">21</text:p>
          </table:table-cell>
          <table:table-cell table:style-name="Table1.A2" office:value-type="string">
            <text:p text:style-name="P10">Electronics Case Mount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39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6">t1.7</text:p>
            <text:p text:style-name="P56">m1.9</text:p>
          </table:table-cell>
        </table:table-row>
        <text:soft-page-break/>
        <table:table-row>
          <table:table-cell table:style-name="Table1.A2" office:value-type="string">
            <text:p text:style-name="P21">22</text:p>
          </table:table-cell>
          <table:table-cell table:style-name="Table1.A2" office:value-type="string">
            <text:p text:style-name="P10">LCD Beze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3">√</text:p>
          </table:table-cell>
          <table:table-cell table:style-name="Table1.A2" office:value-type="string">
            <text:p text:style-name="P45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1"/>
          </table:table-cell>
          <table:table-cell table:style-name="Table1.H2" office:value-type="string">
            <text:p text:style-name="P56">t1.3</text:p>
          </table:table-cell>
        </table:table-row>
        <table:table-row>
          <table:table-cell table:style-name="Table1.A2" office:value-type="string">
            <text:p text:style-name="P21">23</text:p>
          </table:table-cell>
          <table:table-cell table:style-name="Table1.A2" office:value-type="string">
            <text:p text:style-name="P10">LCD Knob</text:p>
          </table:table-cell>
          <table:table-cell table:style-name="Table1.A2" office:value-type="string">
            <text:p text:style-name="P29">G2g</text:p>
            <text:p text:style-name="P29"/>
          </table:table-cell>
          <table:table-cell table:style-name="Table1.A2" office:value-type="string">
            <text:p text:style-name="P40">√</text:p>
          </table:table-cell>
          <table:table-cell table:style-name="Table1.A2" office:value-type="string">
            <text:p text:style-name="P50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75">top layer design or style TBD</text:p>
            <text:p text:style-name="P75"/>
          </table:table-cell>
          <table:table-cell table:style-name="Table1.H2" office:value-type="string">
            <text:p text:style-name="P59">m1.1</text:p>
          </table:table-cell>
        </table:table-row>
        <table:table-row>
          <table:table-cell table:style-name="Table1.A2" office:value-type="string">
            <text:p text:style-name="P21">24</text:p>
          </table:table-cell>
          <table:table-cell table:style-name="Table1.A2" office:value-type="string">
            <text:p text:style-name="P10">X Carriage Guide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0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9"/>
          </table:table-cell>
          <table:table-cell table:style-name="Table1.H2" office:value-type="string">
            <text:p text:style-name="P58">m1.5</text:p>
          </table:table-cell>
        </table:table-row>
        <table:table-row>
          <table:table-cell table:style-name="Table1.A2" office:value-type="string">
            <text:p text:style-name="P21">25</text:p>
          </table:table-cell>
          <table:table-cell table:style-name="Table1.A2" office:value-type="string">
            <text:p text:style-name="P13">Y Bearing Mount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9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74">manifold issue fix for Olive</text:p>
            <text:p text:style-name="P74"/>
          </table:table-cell>
          <table:table-cell table:style-name="Table1.H2" office:value-type="string">
            <text:p text:style-name="P58">t1.5</text:p>
            <text:p text:style-name="P58">m1.9</text:p>
          </table:table-cell>
        </table:table-row>
        <table:table-row>
          <table:table-cell table:style-name="Table1.A2" office:value-type="string">
            <text:p text:style-name="P21">26</text:p>
          </table:table-cell>
          <table:table-cell table:style-name="Table1.A2" office:value-type="string">
            <text:p text:style-name="P10">Double Bearing Holder for 12mm rod</text:p>
          </table:table-cell>
          <table:table-cell table:style-name="Table1.A2" office:value-type="string">
            <text:p text:style-name="P19">Hole size increased to 11.45mm ID</text:p>
          </table:table-cell>
          <table:table-cell table:style-name="Table1.A2" office:value-type="string">
            <text:p text:style-name="P39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70"/>
          </table:table-cell>
          <table:table-cell table:style-name="Table1.H2" office:value-type="string">
            <text:p text:style-name="P58">t1.5</text:p>
            <text:p text:style-name="P58">m2.3</text:p>
          </table:table-cell>
        </table:table-row>
        <table:table-row>
          <table:table-cell table:style-name="Table1.A2" office:value-type="string">
            <text:p text:style-name="P12">2<text:span text:style-name="T2">7</text:span></text:p>
          </table:table-cell>
          <table:table-cell table:style-name="Table1.A2" office:value-type="string">
            <text:p text:style-name="P10">Single Bearing Holder for 12mm rod</text:p>
          </table:table-cell>
          <table:table-cell table:style-name="Table1.A2" office:value-type="string">
            <text:p text:style-name="P19">Hole size increased to 11.45mm ID</text:p>
          </table:table-cell>
          <table:table-cell table:style-name="Table1.A2" office:value-type="string">
            <text:p text:style-name="P39">√</text:p>
          </table:table-cell>
          <table:table-cell table:style-name="Table1.A2" office:value-type="string">
            <text:p text:style-name="P49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72">need print times</text:p>
            <text:p text:style-name="P72"/>
            <text:p text:style-name="P72"/>
          </table:table-cell>
          <table:table-cell table:style-name="Table1.H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2">2<text:span text:style-name="T2">8</text:span></text:p>
          </table:table-cell>
          <table:table-cell table:style-name="Table1.A2" office:value-type="string">
            <text:p text:style-name="P10">Fan Duct Lef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7">√</text:p>
          </table:table-cell>
          <table:table-cell table:style-name="Table1.A2" office:value-type="string">
            <text:p text:style-name="P50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71"/>
          </table:table-cell>
          <table:table-cell table:style-name="Table1.H2" office:value-type="string">
            <text:p text:style-name="P59">t1.1</text:p>
            <text:p text:style-name="P59">m1.3</text:p>
          </table:table-cell>
        </table:table-row>
        <table:table-row>
          <table:table-cell table:style-name="Table1.A2" office:value-type="string">
            <text:p text:style-name="P12">2<text:span text:style-name="T2">9</text:span></text:p>
          </table:table-cell>
          <table:table-cell table:style-name="Table1.A2" office:value-type="string">
            <text:p text:style-name="P10">Fan Duct Righ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7">√</text:p>
          </table:table-cell>
          <table:table-cell table:style-name="Table1.A2" office:value-type="string">
            <text:p text:style-name="P50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71"/>
          </table:table-cell>
          <table:table-cell table:style-name="Table1.H2" office:value-type="string">
            <text:p text:style-name="P59">t1.1</text:p>
            <text:p text:style-name="P59">m1.3</text:p>
          </table:table-cell>
        </table:table-row>
        <table:table-row>
          <table:table-cell table:style-name="Table1.A2" office:value-type="string">
            <text:p text:style-name="P21">30</text:p>
          </table:table-cell>
          <table:table-cell table:style-name="Table1.A2" office:value-type="string">
            <text:p text:style-name="P10">Heat sink fan duct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7">√</text:p>
          </table:table-cell>
          <table:table-cell table:style-name="Table1.A2" office:value-type="string">
            <text:p text:style-name="P50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1"/>
          </table:table-cell>
          <table:table-cell table:style-name="Table1.H2" office:value-type="string">
            <text:p text:style-name="P58">t0.9</text:p>
            <text:p text:style-name="P57">m1.1</text:p>
          </table:table-cell>
        </table:table-row>
        <table:table-row>
          <table:table-cell table:style-name="Table1.A2" office:value-type="string">
            <text:p text:style-name="P24">31</text:p>
          </table:table-cell>
          <table:table-cell table:style-name="Table1.A2" office:value-type="string">
            <text:p text:style-name="P25">SD card bezel</text:p>
          </table:table-cell>
          <table:table-cell table:style-name="Table1.A2" office:value-type="string">
            <text:p text:style-name="P28">Use 11x version</text:p>
          </table:table-cell>
          <table:table-cell table:style-name="Table1.A2" office:value-type="string">
            <text:p text:style-name="P43">√</text:p>
          </table:table-cell>
          <table:table-cell table:style-name="Table1.A2" office:value-type="string">
            <text:p text:style-name="P50">√</text:p>
          </table:table-cell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71"/>
          </table:table-cell>
          <table:table-cell table:style-name="Table1.H2" office:value-type="string">
            <text:p text:style-name="P59">m1.1</text:p>
          </table:table-cell>
        </table:table-row>
        <table:table-row>
          <table:table-cell table:style-name="Table1.A2" office:value-type="string">
            <text:p text:style-name="P30">32</text:p>
          </table:table-cell>
          <table:table-cell table:style-name="Table1.A2" office:value-type="string">
            <text:p text:style-name="P31">Interconnect Housing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46">√</text:p>
          </table:table-cell>
          <table:table-cell table:style-name="Table1.A2" office:value-type="string">
            <text:p text:style-name="P48">√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69"/>
          </table:table-cell>
          <table:table-cell table:style-name="Table1.H2" office:value-type="string">
            <text:p text:style-name="P58">t2.0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62"/>
          </table:table-cell>
          <table:table-cell table:style-name="Table1.H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33">EXISTING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62"/>
          </table:table-cell>
          <table:table-cell table:style-name="Table1.H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5">Wade Exruder Body </text:p>
          </table:table-cell>
          <table:table-cell table:style-name="Table1.A2" office:value-type="string">
            <text:p text:style-name="P19">No changes needed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42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3">1.8 hrs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5">Wade Reloaded Bearing Washer</text:p>
          </table:table-cell>
          <table:table-cell table:style-name="Table1.A2" office:value-type="string">
            <text:p text:style-name="P19">No changes needed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5">Large Herringbone</text:p>
          </table:table-cell>
          <table:table-cell table:style-name="Table1.A2" office:value-type="string">
            <text:p text:style-name="P19">No changes needed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3"/>
          </table:table-cell>
          <table:table-cell table:style-name="Table1.H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5">Small Herringbone</text:p>
          </table:table-cell>
          <table:table-cell table:style-name="Table1.A2" office:value-type="string">
            <text:p text:style-name="P19">No changes needed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3"/>
          </table:table-cell>
          <table:table-cell table:style-name="Table1.H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5">Wade Reloaded Idler</text:p>
          </table:table-cell>
          <table:table-cell table:style-name="Table1.A2" office:value-type="string">
            <text:p text:style-name="P19">No changes needed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5">Extruder Latch</text:p>
          </table:table-cell>
          <table:table-cell table:style-name="Table1.A2" office:value-type="string">
            <text:p text:style-name="P19">No changes needed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10">LCD Space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36">√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60"/>
          </table:table-cell>
          <table:table-cell table:style-name="Table1.H2" office:value-type="string">
            <text:p text:style-name="P51"/>
          </table:table-cell>
        </table:table-row>
      </table:table>
      <text:p text:style-name="Standard"/>
      <text:p text:style-name="P77">please alter the freecad and .stl files to the proper name. there are discrepancies between this sheet and the files inside /printed_parts <text:s/>- <text:s/>stan 12/17/2015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5-12-01T09:48:12.049525455</meta:creation-date>
    <dc:date>2015-12-29T14:08:21.361544609</dc:date>
    <meta:editing-duration>P4DT1H19M3S</meta:editing-duration>
    <meta:editing-cycles>48</meta:editing-cycles>
    <meta:generator>LibreOffice/5.0.2.2$Linux_X86_64 LibreOffice_project/37b43f919e4de5eeaca9b9755ed688758a8251fe</meta:generator>
    <meta:print-date>2015-12-28T17:48:46.241650265</meta:print-date>
    <meta:document-statistic meta:table-count="1" meta:image-count="0" meta:object-count="0" meta:page-count="2" meta:paragraph-count="285" meta:word-count="532" meta:character-count="2178" meta:non-whitespace-character-count="1924"/>
  </office:meta>
</office:document-meta>
</file>